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7cm" fo:min-width="0.639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7cm" fo:min-width="2.496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8cm" fo:min-width="0.673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0.167cm" fo:min-width="0.769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0.168cm" fo:min-width="0.769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0.168cm" fo:min-width="0.768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0.17cm" fo:min-width="0.771cm"/>
      <style:paragraph-properties style:writing-mode="lr-tb"/>
    </style:style>
    <style:style style:name="gr8" style:family="graphic" style:parent-style-name="standard">
      <style:graphic-properties draw:textarea-vertical-align="middle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0.74cm" fo:min-width="0.488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0.738cm" fo:min-width="0.488cm"/>
    </style:style>
    <style:style style:name="gr11" style:family="graphic" style:parent-style-name="objectwithoutfill">
      <style:graphic-properties svg:stroke-width="0cm" svg:stroke-color="#000000" draw:marker-start-width="0.2cm" draw:marker-end="Arrow" draw:marker-end-width="0.3cm" draw:fill="none" draw:textarea-vertical-align="middle" fo:padding-top="0.125cm" fo:padding-bottom="0.125cm" fo:padding-left="0.25cm" fo:padding-right="0.25cm"/>
    </style:style>
    <style:style style:name="gr12" style:family="graphic" style:parent-style-name="standard">
      <style:graphic-properties draw:textarea-horizontal-align="justify" draw:textarea-vertical-align="middle" draw:auto-grow-height="false" fo:min-height="0.726cm" fo:min-width="0.318cm"/>
    </style:style>
    <style:style style:name="gr13" style:family="graphic" style:parent-style-name="objectwithoutfill">
      <style:graphic-properties svg:stroke-width="0cm" svg:stroke-color="#000000" draw:marker-start="Arrow" draw:marker-start-width="0.2cm" draw:marker-end="" draw:marker-end-width="0.3cm" draw:fill="none" draw:textarea-vertical-align="middle" fo:padding-top="0.125cm" fo:padding-bottom="0.125cm" fo:padding-left="0.25cm" fo:padding-right="0.25cm"/>
    </style:style>
    <style:style style:name="gr14" style:family="graphic" style:parent-style-name="standard">
      <style:graphic-properties draw:textarea-horizontal-align="justify" draw:textarea-vertical-align="middle" draw:auto-grow-height="false" fo:min-height="0.726cm" fo:min-width="0.317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54cm" fo:min-width="2.637cm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0.168cm" fo:min-width="0.771cm"/>
      <style:paragraph-properties style:writing-mode="lr-tb"/>
    </style:style>
    <style:style style:name="gr17" style:family="graphic" style:parent-style-name="standard">
      <style:graphic-properties draw:textarea-horizontal-align="justify" draw:textarea-vertical-align="middle" draw:auto-grow-height="false" fo:min-height="0.167cm" fo:min-width="0.772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53cm" fo:min-width="1.136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53cm" fo:min-width="0.679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53cm" fo:min-width="0.68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57cm" fo:min-width="0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54cm" fo:min-width="0.679cm"/>
      <style:paragraph-properties style:writing-mode="lr-tb"/>
    </style:style>
    <style:style style:name="gr23" style:family="graphic" style:parent-style-name="standard">
      <style:graphic-properties draw:textarea-horizontal-align="justify" draw:textarea-vertical-align="middle" draw:auto-grow-height="false" fo:min-height="0cm" fo:min-width="0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63cm" fo:min-width="0.644cm"/>
      <style:paragraph-properties style:writing-mode="lr-tb"/>
    </style:style>
    <style:style style:name="gr25" style:family="graphic" style:parent-style-name="objectwithoutfill">
      <style:graphic-properties draw:marker-end="Arrow" draw:marker-end-width="0.3cm" draw:fill="none" draw:textarea-vertical-align="middle"/>
      <style:paragraph-properties style:writing-mode="lr-tb"/>
    </style:style>
    <style:style style:name="gr26" style:family="graphic" style:parent-style-name="standard">
      <style:graphic-properties draw:stroke="none" draw:fill="none" fo:min-height="1.558cm"/>
      <style:paragraph-properties style:writing-mode="lr-tb"/>
    </style:style>
    <style:style style:name="P1" style:family="paragraph">
      <loext:graphic-properties draw:fill="none" draw:fill-color="#ffffff"/>
      <style:text-properties fo:font-size="14pt" fo:language="en" fo:country="GB" style:font-size-asian="14pt" style:font-size-complex="14pt"/>
    </style:style>
    <style:style style:name="P2" style:family="paragraph">
      <loext:graphic-properties draw:fill="none" draw:fill-color="#ffffff"/>
      <style:text-properties fo:font-size="14pt" style:font-size-asian="14pt" style:font-size-complex="14pt"/>
    </style:style>
    <style:style style:name="P3" style:family="paragraph">
      <style:paragraph-properties fo:text-align="center"/>
      <style:text-properties fo:font-size="14pt" fo:language="en" fo:country="GB" style:font-size-asian="14pt" style:font-size-complex="14pt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language="en" fo:country="GB"/>
    </style:style>
    <style:style style:name="P6" style:family="paragraph">
      <loext:graphic-properties draw:fill="none"/>
      <style:paragraph-properties fo:text-align="center"/>
      <style:text-properties fo:language="en" fo:country="GB"/>
    </style:style>
    <style:style style:name="P7" style:family="paragraph">
      <style:paragraph-properties fo:text-align="center"/>
      <style:text-properties fo:font-size="14pt" style:font-size-asian="14pt" style:font-size-complex="14pt"/>
    </style:style>
    <style:style style:name="P8" style:family="paragraph">
      <loext:graphic-properties draw:fill="none"/>
      <style:paragraph-properties fo:text-align="center"/>
      <style:text-properties fo:font-size="14pt" style:font-size-asian="14pt" style:font-size-complex="14pt"/>
    </style:style>
    <style:style style:name="P9" style:family="paragraph">
      <loext:graphic-properties draw:fill="none"/>
      <style:text-properties fo:font-size="14pt" style:font-size-asian="14pt" style:font-size-complex="14pt"/>
    </style:style>
    <style:style style:name="T1" style:family="text">
      <style:text-properties fo:font-size="14pt" fo:language="en" fo:country="GB" style:font-size-asian="14pt" style:font-size-complex="14pt"/>
    </style:style>
    <style:style style:name="T2" style:family="text">
      <style:text-properties style:text-position="-33% 58%" fo:font-size="14pt" fo:language="en" fo:country="GB" style:font-size-asian="14pt" style:font-size-complex="14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style:text-position="-33% 58%" fo:font-size="14pt" style:font-size-asian="14pt" style:font-size-complex="14pt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language="en" fo:country="GB" fo:font-style="normal" fo:text-shadow="none" style:text-underline-style="none" fo:font-weight="normal" style:letter-kerning="true" style:font-name-asian="Microsoft YaHei" style:font-size-asian="14pt" style:font-style-asian="normal" style:font-weight-asian="normal" style:font-name-complex="Lucida 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4pt" fo:language="en" fo:country="GB" fo:font-style="normal" fo:text-shadow="none" style:text-underline-style="none" fo:font-weight="normal" style:letter-kerning="true" style:font-name-asian="Microsoft YaHei" style:font-size-asian="14pt" style:font-style-asian="normal" style:font-weight-asian="normal" style:font-name-complex="Lucida Sans" style:font-size-complex="1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1" draw:layer="layout" svg:width="1.139cm" svg:height="1.097cm" svg:x="-0.171cm" svg:y="2.24cm">
            <draw:text-box>
              <text:p><text:span text:style-name="T1">V</text:span><text:span text:style-name="T2">a</text:span></text:p>
            </draw:text-box>
          </draw:frame>
          <draw:frame draw:style-name="gr2" draw:text-style-name="P1" draw:layer="layout" svg:width="2.996cm" svg:height="1.097cm" svg:x="9.246cm" svg:y="2.955cm">
            <draw:text-box>
              <text:p><text:span text:style-name="T1">I</text:span><text:span text:style-name="T2">b</text:span><text:span text:style-name="T1"> </text:span><text:span text:style-name="T1">= </text:span><text:span text:style-name="T1">K</text:span><text:span text:style-name="T2">b</text:span><text:span text:style-name="T1"> </text:span><text:span text:style-name="T1">V</text:span><text:span text:style-name="T2">b</text:span></text:p>
            </draw:text-box>
          </draw:frame>
          <draw:frame draw:style-name="gr3" draw:text-style-name="P2" draw:layer="layout" svg:width="1.173cm" svg:height="1.098cm" svg:x="3.052cm" svg:y="7.439cm">
            <draw:text-box>
              <text:p><text:span text:style-name="T3">R</text:span><text:span text:style-name="T4">7</text:span></text:p>
            </draw:text-box>
          </draw:frame>
          <draw:g>
            <draw:custom-shape draw:style-name="gr4" draw:text-style-name="P3" xml:id="id1" draw:id="id1" draw:layer="layout" svg:width="1.269cm" svg:height="0.417cm" svg:x="2.805cm" svg:y="0.956cm">
              <text:p text:style-name="P5"><text:span text:style-name="T3"/></text:p>
              <draw:enhanced-geometry svg:viewBox="0 0 21600 21600" draw:type="rectangle" draw:enhanced-path="M 0 0 L 21600 0 21600 21600 0 21600 0 0 Z N"/>
            </draw:custom-shape>
            <draw:custom-shape draw:style-name="gr4" draw:text-style-name="P3" xml:id="id8" draw:id="id8" draw:layer="layout" svg:width="1.269cm" svg:height="0.417cm" svg:x="6.444cm" svg:y="0.956cm">
              <text:p text:style-name="P5"><text:span text:style-name="T3"/></text:p>
              <draw:enhanced-geometry svg:viewBox="0 0 21600 21600" draw:type="rectangle" draw:enhanced-path="M 0 0 L 21600 0 21600 21600 0 21600 0 0 Z N"/>
            </draw:custom-shape>
            <draw:custom-shape draw:style-name="gr5" draw:text-style-name="P3" xml:id="id3" draw:id="id3" draw:layer="layout" svg:width="1.269cm" svg:height="0.418cm" svg:x="2.805cm" svg:y="3.912cm">
              <text:p text:style-name="P5"><text:span text:style-name="T3"/></text:p>
              <draw:enhanced-geometry svg:viewBox="0 0 21600 21600" draw:type="rectangle" draw:enhanced-path="M 0 0 L 21600 0 21600 21600 0 21600 0 0 Z N"/>
            </draw:custom-shape>
            <draw:custom-shape draw:style-name="gr6" draw:text-style-name="P3" xml:id="id6" draw:id="id6" draw:layer="layout" svg:width="1.268cm" svg:height="0.418cm" svg:x="6.52cm" svg:y="3.912cm">
              <text:p text:style-name="P5"><text:span text:style-name="T3"/></text:p>
              <draw:enhanced-geometry svg:viewBox="0 0 21600 21600" draw:type="rectangle" draw:enhanced-path="M 0 0 L 21600 0 21600 21600 0 21600 0 0 Z N"/>
            </draw:custom-shape>
            <draw:custom-shape draw:style-name="gr7" draw:text-style-name="P3" xml:id="id7" draw:id="id7" draw:layer="layout" svg:width="1.271cm" svg:height="0.42cm" draw:transform="rotate (1.5707963267949) translate (5.128cm 3.243cm)">
              <text:p text:style-name="P5"><text:span text:style-name="T3"/></text:p>
              <draw:enhanced-geometry svg:viewBox="0 0 21600 21600" draw:type="rectangle" draw:enhanced-path="M 0 0 L 21600 0 21600 21600 0 21600 0 0 Z N"/>
            </draw:custom-shape>
            <draw:connector draw:style-name="gr8" draw:text-style-name="P3" draw:layer="layout" svg:x1="2.805cm" svg:y1="1.164cm" svg:x2="1.55cm" svg:y2="1.972cm" draw:start-shape="id1" draw:start-glue-point="3" draw:end-shape="id2" draw:end-glue-point="4" svg:d="M2805 1164h-1255v808" svg:viewBox="0 0 1256 809">
              <text:p text:style-name="P5"><text:span text:style-name="T3"/></text:p>
            </draw:connector>
            <draw:connector draw:style-name="gr8" draw:text-style-name="P3" draw:layer="layout" svg:x1="1.55cm" svg:y1="3.37cm" svg:x2="2.805cm" svg:y2="4.121cm" draw:start-shape="id2" draw:start-glue-point="8" draw:end-shape="id3" draw:end-glue-point="3" svg:d="M1550 3370v751h1255" svg:viewBox="0 0 1256 752">
              <text:p text:style-name="P5"><text:span text:style-name="T3"/></text:p>
            </draw:connector>
            <draw:connector draw:style-name="gr8" draw:text-style-name="P3" draw:layer="layout" svg:x1="8.787cm" svg:y1="6.351cm" svg:x2="5.332cm" svg:y2="6.674cm" draw:start-shape="id4" draw:start-glue-point="2" draw:end-shape="id5" draw:end-glue-point="6" svg:d="M8787 6351v825h-3455v-502" svg:viewBox="0 0 3456 826">
              <text:p text:style-name="P5"><text:span text:style-name="T3"/></text:p>
            </draw:connector>
            <draw:connector draw:style-name="gr8" draw:text-style-name="P3" draw:layer="layout" svg:x1="4.074cm" svg:y1="4.121cm" svg:x2="6.52cm" svg:y2="4.121cm" draw:start-shape="id3" draw:start-glue-point="1" draw:end-shape="id6" draw:end-glue-point="3" svg:d="M4074 4121h2446" svg:viewBox="0 0 2447 1">
              <text:p text:style-name="P5"><text:span text:style-name="T3"/></text:p>
            </draw:connector>
            <draw:connector draw:style-name="gr8" draw:text-style-name="P3" draw:layer="layout" svg:x1="5.338cm" svg:y1="3.243cm" svg:x2="6.52cm" svg:y2="4.121cm" draw:start-shape="id7" draw:start-glue-point="3" draw:end-shape="id6" draw:end-glue-point="3" svg:d="M5338 3243v878h1182" svg:viewBox="0 0 1183 879">
              <text:p text:style-name="P5"><text:span text:style-name="T3"/></text:p>
            </draw:connector>
            <draw:connector draw:style-name="gr8" draw:text-style-name="P3" draw:layer="layout" svg:x1="6.444cm" svg:y1="1.164cm" svg:x2="5.338cm" svg:y2="1.972cm" draw:start-shape="id8" draw:start-glue-point="3" draw:end-shape="id7" draw:end-glue-point="1" svg:d="M6444 1164h-1106v808" svg:viewBox="0 0 1107 809">
              <text:p text:style-name="P5"><text:span text:style-name="T3"/></text:p>
            </draw:connector>
            <draw:custom-shape draw:style-name="gr9" draw:text-style-name="P3" xml:id="id2" draw:id="id2" draw:layer="layout" svg:width="1.396cm" svg:height="1.398cm" svg:x="0.852cm" svg:y="1.972cm">
              <text:p text:style-name="P4"><text:span text:style-name="T1">+</text:span></text:p>
              <text:p text:style-name="P4"><text:span text:style-name="T1">-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g xml:id="id4" draw:id="id4">
              <draw:custom-shape draw:style-name="gr10" draw:text-style-name="P5" draw:layer="layout" svg:width="1.396cm" svg:height="1.396cm" svg:x="8.089cm" svg:y="4.955cm">
                <text:p/>
    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11" draw:text-style-name="P6" draw:layer="layout" svg:x1="8.787cm" svg:y1="6.116cm" svg:x2="8.787cm" svg:y2="5.157cm">
                <text:p/>
              </draw:line>
            </draw:g>
            <draw:g xml:id="id9" draw:id="id9">
              <draw:custom-shape draw:style-name="gr12" draw:text-style-name="P5" draw:layer="layout" svg:width="1.634cm" svg:height="1.95cm" svg:x="7.959cm" svg:y="1.662cm">
                <text:p/>
                <draw:enhanced-geometry svg:viewBox="0 0 21600 21600" draw:glue-points="10800 0 0 10800 10800 21600 21600 10800" draw:text-areas="5400 5400 16200 16200" draw:type="diamond" draw:enhanced-path="M 10800 0 L 21600 10800 10800 21600 0 10800 10800 0 Z N"/>
              </draw:custom-shape>
              <draw:line draw:style-name="gr13" draw:text-style-name="P6" draw:layer="layout" svg:x1="8.775cm" svg:y1="2.228cm" svg:x2="8.775cm" svg:y2="3.187cm">
                <text:p/>
              </draw:line>
            </draw:g>
            <draw:custom-shape draw:style-name="gr14" draw:text-style-name="P3" xml:id="id5" draw:id="id5" draw:layer="layout" svg:width="1.633cm" svg:height="1.952cm" svg:x="4.515cm" svg:y="4.722cm">
              <text:p text:style-name="P4"><text:span text:style-name="T1">+</text:span></text:p>
              <text:p text:style-name="P4"><text:span text:style-name="T1">-</text:span></text:p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  <draw:frame draw:style-name="gr15" draw:text-style-name="P1" draw:layer="layout" svg:width="3.137cm" svg:height="1.104cm" svg:x="5.593cm" svg:y="6.36cm">
              <draw:text-box>
                <text:p><text:span text:style-name="T5">V</text:span><text:span text:style-name="T6">c</text:span><text:span text:style-name="T5"> = K</text:span><text:span text:style-name="T6">c</text:span><text:span text:style-name="T5"> I</text:span><text:span text:style-name="T6">c</text:span><text:span text:style-name="T1"> </text:span></text:p>
              </draw:text-box>
            </draw:frame>
            <draw:connector draw:style-name="gr8" draw:text-style-name="P7" draw:layer="layout" svg:x1="4.074cm" svg:y1="4.121cm" svg:x2="5.332cm" svg:y2="4.722cm" draw:start-shape="id3" draw:start-glue-point="1" draw:end-shape="id5" draw:end-glue-point="4" svg:d="M4074 4121h1258v601" svg:viewBox="0 0 1259 602">
              <text:p text:style-name="P4"><text:span text:style-name="T3"/></text:p>
            </draw:connector>
            <draw:connector draw:style-name="gr8" draw:text-style-name="P7" draw:layer="layout" svg:x1="4.074cm" svg:y1="1.164cm" svg:x2="5.338cm" svg:y2="1.972cm" draw:start-shape="id1" draw:start-glue-point="1" draw:end-shape="id7" draw:end-glue-point="1" svg:d="M4074 1164h1264v808" svg:viewBox="0 0 1265 809">
              <text:p text:style-name="P4"><text:span text:style-name="T3"/></text:p>
            </draw:connector>
            <draw:connector draw:style-name="gr8" draw:text-style-name="P7" draw:layer="layout" svg:x1="7.788cm" svg:y1="4.121cm" svg:x2="8.787cm" svg:y2="4.955cm" draw:start-shape="id6" draw:start-glue-point="1" draw:end-shape="id4" draw:end-glue-point="0" svg:d="M7788 4121h999v834" svg:viewBox="0 0 1000 835">
              <text:p text:style-name="P4"><text:span text:style-name="T3"/></text:p>
            </draw:connector>
            <draw:connector draw:style-name="gr8" draw:text-style-name="P7" draw:layer="layout" svg:x1="7.713cm" svg:y1="1.164cm" svg:x2="8.776cm" svg:y2="1.662cm" draw:start-shape="id8" draw:start-glue-point="1" draw:end-shape="id9" draw:end-glue-point="0" svg:d="M7713 1164h1063v498" svg:viewBox="0 0 1064 499">
              <text:p text:style-name="P4"><text:span text:style-name="T3"/></text:p>
            </draw:connector>
            <draw:connector draw:style-name="gr8" draw:text-style-name="P7" draw:layer="layout" svg:x1="8.776cm" svg:y1="3.612cm" svg:x2="8.787cm" svg:y2="4.955cm" draw:start-shape="id9" draw:start-glue-point="2" draw:end-shape="id4" draw:end-glue-point="0" svg:d="M8776 3612v672h11v671" svg:viewBox="0 0 12 1344">
              <text:p text:style-name="P4"><text:span text:style-name="T3"/></text:p>
            </draw:connector>
            <draw:custom-shape draw:style-name="gr16" draw:text-style-name="P3" xml:id="id10" draw:id="id10" draw:layer="layout" svg:width="1.271cm" svg:height="0.418cm" svg:x="2.803cm" svg:y="7.021cm">
              <text:p text:style-name="P5"><text:span text:style-name="T3"/></text:p>
              <draw:enhanced-geometry svg:viewBox="0 0 21600 21600" draw:type="rectangle" draw:enhanced-path="M 0 0 L 21600 0 21600 21600 0 21600 0 0 Z N"/>
            </draw:custom-shape>
            <draw:custom-shape draw:style-name="gr17" draw:text-style-name="P3" xml:id="id11" draw:id="id11" draw:layer="layout" svg:width="1.272cm" svg:height="0.417cm" draw:transform="rotate (1.5707963267949) translate (1.339cm 6.276cm)">
              <text:p text:style-name="P5"><text:span text:style-name="T3"/></text:p>
              <draw:enhanced-geometry svg:viewBox="0 0 21600 21600" draw:type="rectangle" draw:enhanced-path="M 0 0 L 21600 0 21600 21600 0 21600 0 0 Z N"/>
            </draw:custom-shape>
            <draw:connector draw:style-name="gr8" draw:text-style-name="P7" draw:layer="layout" svg:x1="4.074cm" svg:y1="7.23cm" svg:x2="5.332cm" svg:y2="6.674cm" draw:start-shape="id10" draw:start-glue-point="1" draw:end-shape="id5" draw:end-glue-point="6" svg:d="M4074 7230h1258v-556" svg:viewBox="0 0 1259 557">
              <text:p text:style-name="P4"><text:span text:style-name="T3"/></text:p>
            </draw:connector>
            <draw:connector draw:style-name="gr8" draw:text-style-name="P7" draw:layer="layout" svg:x1="1.547cm" svg:y1="5.004cm" svg:x2="2.805cm" svg:y2="4.121cm" draw:start-shape="id11" draw:start-glue-point="1" draw:end-shape="id3" draw:end-glue-point="3" svg:d="M1547 5004v-883h1258" svg:viewBox="0 0 1259 884">
              <text:p text:style-name="P4"><text:span text:style-name="T3"/></text:p>
            </draw:connector>
            <draw:connector draw:style-name="gr8" draw:text-style-name="P7" draw:layer="layout" svg:x1="1.547cm" svg:y1="6.276cm" svg:x2="2.803cm" svg:y2="7.23cm" draw:start-shape="id11" draw:start-glue-point="3" draw:end-shape="id10" draw:end-glue-point="3" svg:d="M1547 6276v954h1256" svg:viewBox="0 0 1257 955">
              <text:p text:style-name="P4"><text:span text:style-name="T3"/></text:p>
            </draw:connector>
            <draw:frame draw:style-name="gr18" draw:text-style-name="P1" draw:layer="layout" svg:width="1.636cm" svg:height="1.103cm" svg:x="9.519cm" svg:y="5.887cm">
              <draw:text-box>
                <text:p><text:span text:style-name="T1">I</text:span><text:span text:style-name="T2">d</text:span></text:p>
              </draw:text-box>
            </draw:frame>
            <draw:frame draw:style-name="gr19" draw:text-style-name="P2" draw:layer="layout" svg:width="1.179cm" svg:height="1.103cm" svg:x="3.082cm" svg:y="1.373cm">
              <draw:text-box>
                <text:p><text:span text:style-name="T3">R</text:span><text:span text:style-name="T4">1</text:span></text:p>
              </draw:text-box>
            </draw:frame>
            <draw:frame draw:style-name="gr20" draw:text-style-name="P2" draw:layer="layout" svg:width="1.18cm" svg:height="1.103cm" svg:x="6.757cm" svg:y="4.33cm">
              <draw:text-box>
                <text:p><text:span text:style-name="T3">R</text:span><text:span text:style-name="T4">5</text:span></text:p>
              </draw:text-box>
            </draw:frame>
            <draw:frame draw:style-name="gr21" draw:text-style-name="P2" draw:layer="layout" svg:width="0.881cm" svg:height="1.807cm" svg:x="3.029cm" svg:y="4.33cm">
              <draw:text-box>
                <text:p><text:span text:style-name="T3">R</text:span><text:span text:style-name="T4">4</text:span></text:p>
              </draw:text-box>
            </draw:frame>
            <draw:frame draw:style-name="gr22" draw:text-style-name="P2" draw:layer="layout" svg:width="1.179cm" svg:height="1.104cm" svg:x="5.426cm" svg:y="2.297cm">
              <draw:text-box>
                <text:p><text:span text:style-name="T3">R</text:span><text:span text:style-name="T4">3</text:span></text:p>
              </draw:text-box>
            </draw:frame>
            <draw:frame draw:style-name="gr20" draw:text-style-name="P2" draw:layer="layout" svg:width="1.18cm" svg:height="1.103cm" svg:x="6.685cm" svg:y="1.373cm">
              <draw:text-box>
                <text:p><text:span text:style-name="T3">R</text:span><text:span text:style-name="T4">2</text:span></text:p>
              </draw:text-box>
            </draw:frame>
            <draw:frame draw:style-name="gr19" draw:text-style-name="P2" draw:layer="layout" svg:width="1.179cm" svg:height="1.103cm" svg:x="0.458cm" svg:y="5.19cm">
              <draw:text-box>
                <text:p><text:span text:style-name="T3">R</text:span><text:span text:style-name="T4">6</text:span></text:p>
              </draw:text-box>
            </draw:frame>
            <draw:custom-shape draw:style-name="gr23" draw:text-style-name="P7" draw:layer="layout" svg:width="0.178cm" svg:height="0.196cm" svg:x="5.236cm" svg:y="4.045cm">
              <text:p text:style-name="P4"><text:span text:style-name="T3"/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3" draw:text-style-name="P7" draw:layer="layout" svg:width="0.178cm" svg:height="0.197cm" svg:x="8.648cm" svg:y="4.045cm">
              <text:p text:style-name="P4"><text:span text:style-name="T3"/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3" draw:text-style-name="P7" draw:layer="layout" svg:width="0.178cm" svg:height="0.197cm" svg:x="5.237cm" svg:y="7.154cm">
              <text:p text:style-name="P4"><text:span text:style-name="T3"/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3" draw:text-style-name="P7" draw:layer="layout" svg:width="0.178cm" svg:height="0.197cm" svg:x="5.237cm" svg:y="1.088cm">
              <text:p text:style-name="P4"><text:span text:style-name="T3"/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3" draw:text-style-name="P7" draw:layer="layout" svg:width="0.177cm" svg:height="0.197cm" svg:x="1.446cm" svg:y="4.045cm">
              <text:p text:style-name="P4"><text:span text:style-name="T3"/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4" draw:text-style-name="P2" draw:layer="layout" svg:width="1.144cm" svg:height="2.513cm" svg:x="4.105cm" svg:y="1.536cm">
              <draw:text-box>
                <text:p><text:span text:style-name="T3">+</text:span></text:p>
                <text:p><text:span text:style-name="T3">V</text:span><text:span text:style-name="T4">b</text:span></text:p>
                <text:p><text:span text:style-name="T3">-</text:span></text:p>
              </draw:text-box>
            </draw:frame>
            <draw:line draw:style-name="gr25" draw:text-style-name="P8" draw:layer="layout" svg:x1="2.035cm" svg:y1="5.005cm" svg:x2="2.035cm" svg:y2="6.436cm">
              <text:p text:style-name="P4"><text:span text:style-name="T3"/></text:p>
            </draw:line>
            <draw:frame draw:style-name="gr26" draw:text-style-name="P9" draw:layer="layout" svg:width="0.656cm" svg:height="1.808cm" svg:x="1.917cm" svg:y="5.194cm">
              <draw:text-box>
                <text:p><text:span text:style-name="T5">I</text:span><text:span text:style-name="T6">c</text:span></text:p>
              </draw:text-box>
            </draw:frame>
          </draw:g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1cm" fo:page-height="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1T19:41:23.800010842</meta:creation-date>
    <dc:date>2021-03-14T18:35:42.226245144</dc:date>
    <meta:editing-duration>PT7H20M18S</meta:editing-duration>
    <meta:editing-cycles>4</meta:editing-cycles>
    <meta:generator>LibreOffice/6.4.6.2$Linux_X86_64 LibreOffice_project/40$Build-2</meta:generator>
    <meta:document-statistic meta:object-count="50"/>
  </office:meta>
</office:document-meta>
</file>